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body>
    <office:text>
      <text:p text:style-name="Title">MANDAT DE GESTION LOCATIVE</text:p>
      <text:p text:style-name="Subtitle">Ref: MG-${system.numero_auto} — ${system.date}</text:p>
      <text:p text:style-name="Heading">ENTRE LES SOUSSIGNES</text:p>
      <text:p><text:span text:style-name="Bold">Le Mandant (Proprietaire) :</text:span></text:p>
      <text:p>Nom : ${client.nom_complet}</text:p>
      <text:p>Societe : ${client.societe}</text:p>
      <text:p>Email : ${client.email}</text:p>
      <text:p>Telephone : ${client.telephone}</text:p>
      <text:p>Adresse : ${client.ville} ${client.code_postal}</text:p>
      <text:p><text:span text:style-name="Bold">Le Mandataire (Gestionnaire) :</text:span></text:p>
      <text:p>Societe : ${entreprise.nom}</text:p>
      <text:p>Adresse : ${entreprise.adresse}</text:p>
      <text:p>SIRET : ${entreprise.siret}</text:p>
      <text:p>Email : ${entreprise.email}</text:p>
      <text:p>Telephone : ${entreprise.telephone}</text:p>
      <text:p text:style-name="Heading">OBJET DU MANDAT</text:p>
      <text:p>Le Mandant confie au Mandataire la gestion locative du bien suivant :</text:p>
      <text:p><text:span text:style-name="Bold">Bien concerne :</text:span></text:p>
      <text:p>Designation : ${property.nom}</text:p>
      <text:p>Type : ${property.type}</text:p>
      <text:p>Adresse : ${property.adresse}, ${property.code_postal} ${property.ville}, ${property.pays}</text:p>
      <text:p>Surface : ${property.surface}</text:p>
      <text:p>Chambres : ${property.chambres} — Salles de bain : ${property.salles_bain}</text:p>
      <text:p>Capacite maximale : ${property.capacite} personnes</text:p>
      <text:p>Prix par nuit : ${property.prix_nuit}</text:p>
      <text:p text:style-name="Heading">MISSIONS DU MANDATAIRE</text:p>
      <text:p>Le Mandataire est charge de :</text:p>
      <text:p>- Mise en location sur les plateformes de reservation</text:p>
      <text:p>- Gestion des arrivees (check-in : ${property.check_in}) et departs (check-out : ${property.check_out})</text:p>
      <text:p>- Accueil des voyageurs et remise des cles</text:p>
      <text:p>- Entretien et menage entre chaque sejour</text:p>
      <text:p>- Gestion des interventions techniques et reparations</text:p>
      <text:p>- Encaissement des loyers et reversement au Mandant</text:p>
      <text:p>- Communication avec les voyageurs</text:p>
      <text:p text:style-name="Heading">DUREE</text:p>
      <text:p>Le present mandat est conclu pour une duree indeterminee a compter du ${system.date}.</text:p>
      <text:p text:style-name="Heading">SIGNATURES</text:p>
      <text:p>Fait en deux exemplaires originaux, a ${client.ville}, le ${system.date}.</text:p>
      <text:p/>
      <text:p>Le Mandant :                                        Le Mandataire :</text:p>
      <text:p>${client.nom_complet}                               ${entreprise.no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Title" style:family="paragraph">
      <style:paragraph-properties fo:text-align="center" fo:margin-bottom="0.5cm"/>
      <style:text-properties fo:font-size="18pt" fo:font-weight="bold"/>
    </style:style>
    <style:style style:name="Subtitle" style:family="paragraph">
      <style:paragraph-properties fo:text-align="center" fo:margin-bottom="0.3cm"/>
      <style:text-properties fo:font-size="12pt" fo:color="#666666"/>
    </style:style>
    <style:style style:name="Heading" style:family="paragraph">
      <style:paragraph-properties fo:margin-top="0.4cm" fo:margin-bottom="0.2cm"/>
      <style:text-properties fo:font-size="13pt" fo:font-weight="bold" fo:color="#333333"/>
    </style:style>
    <style:style style:name="Bold" style:family="text">
      <style:text-properties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Clenzy PMS</meta:generator>
  </office:meta>
</office:document-meta>
</file>